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italic" style:font-style-asian="italic" style:font-style-complex="italic"/>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fo:color="#00ff00"/>
    </style:style>
    <style:style style:name="T4" style:family="text">
      <style:text-properties fo:color="#00ff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dair, Söldnerlager</text:p>
      <text:p text:style-name="Standard">englischer Name: Medair, Mercenary Camp</text:p>
      <text:p text:style-name="Standard">Template: medairMercenaryCamp</text:p>
      <text:p text:style-name="Standard"/>
      <text:p text:style-name="Standard">Infos:</text:p>
      <text:p text:style-name="Standard"/>
      <text:p text:style-name="Standard">Der Händler(TT) <text:span text:style-name="T2">(direkt neben dem Eingang, durch den die Party kommt, spricht die Helden sofort an.)(</text:span><text:span text:style-name="T4">locTheTraderIntro</text:span><text:span text:style-name="T2">)</text:span></text:p>
      <text:p text:style-name="P3"/>
      <text:p text:style-name="P2">TT:<text:tab/>Einen Augenblick, ehrenwerte Herren/Damen und Herren/ehrenwerter Herr/ehrenwerte Dame!</text:p>
      <text:p text:style-name="P2">PL:<text:tab/>Was denn jetzt schon wieder?</text:p>
      <text:p text:style-name="P2">TT(happy):<text:tab/>Mir will scheinen, ihr steckt in Harads schwarzen Klauen.</text:p>
      <text:p text:style-name="P2">PL(threaten):<text:tab/>Was willst du damit sagen?</text:p>
      <text:p text:style-name="P2">TT(happy):<text:tab/>Nun, ich will damit sagen, dass ich meine Dienste anbieten möchte.</text:p>
      <text:p text:style-name="P2">ARC(thoughtful): Ihr seid Händler?</text:p>
      <text:p text:style-name="P2">TT(amused):<text:tab/>In der Tat, doch setzte ich leider auf den falschen Zweig und stehe nun mit einem größeren Kontingent Leerer Schriftrollen da.</text:p>
      <text:p text:style-name="P2">WAR(unhappy): Was wollen wir denn mit leeren Schriftrollen?</text:p>
      <text:p text:style-name="P2">MAG (sneer):<text:tab/>Hast du die Großbuchstaben nicht gehört? Was sind das für Rollen?</text:p>
      <text:p text:style-name="P2">TT(excited):<text:tab/>Ihr seid ein Mann von Verstand! Eine Leere Schriftrolle ist zu meinem Bedauern nur dazu in der Lage, einen Weg durch Harads Schwarzen Abgrund zu einer Stelle großer Magischer Konzentration zu schaffen. Die Macht erschöpft sich recht schnell und ist auf eine Person beschränkt, aber bei all dem Beutegut, dass die Goblins und ähnliches Gekreuch in letzter Zeit gestohlen haben, mag es euch gelegen kommen, einen kurzen Abstecher zu einem gut sortierten Händler zu unternehmen.</text:p>
      <text:p text:style-name="P2">PL(sneer):<text:tab/>Nämlich Euch?</text:p>
      <text:p text:style-name="P2">TT(sad):<text:tab/>Zu meinem Bedauern nein. Wie bereits berichtet habe ich mich mit den Leeren Schriftrollen übernommen und derzeit kein freies Kapital. Ich fürchte, ich kann euch nur unzureichende Mengen an Gold für eure Waren bieten. Aber ich kann euch noch sehr lange <text:s/>versorgen, das verspreche ich Euch. Schon deswegen, weil Kundschaft in diesen Breiten rar gesät ist.</text:p>
      <text:p text:style-name="P2">PRI:<text:tab/>Das ist sie überall.</text:p>
      <text:p text:style-name="P2">TT(thoughtful):<text:tab/>Und ohne Euch zu nahe zu treten: Das ist auch gut so. Nicht viele Gezeichnete hätten mir so zugehört wie Ihr. Lasst mich Euch eine Leere Schriftrolle als Werbegeschenk überreichen. Beehrt mich bald wieder.</text:p>
      <text:p text:style-name="P3">Jedes Gruppenmitglied erhält eine Leere Schriftrolle</text:p>
      <text:p text:style-name="P2">WAR(unhappy): Aber muss das Ding denn unbedingt 'Leere Schriftrolle' heißen? Reicht nicht einfach 'Weg zur Stadt' oder so</text:p>
      <text:p text:style-name="P2">MAG(pain): Was soll das denn für ein Name sein??(normal) Wie wärs mit Stadtportal?</text:p>
      <text:p text:style-name="P2">TT(sad): Aber aber, meine ehrenwerten Kunden! Wie ihr sie nennt ist völlig Euch überlassen.</text:p>
      <text:p text:style-name="P2">WAR(thoughtful): Und wie benutzt man sie nun?</text:p>
      <text:p text:style-name="P2">TT(happy): Wie einen ganz normalen Trank.</text:p>
      <text:p text:style-name="P2">Frage: Gürtel erklären?</text:p>
      <text:p text:style-name="P2">&lt;JA&gt;</text:p>
      <text:p text:style-name="P2">TT(amused): Nun, über Euer Inventar wisst Ihr ja Bescheid, richtig?</text:p>
      <text:p text:style-name="P2">WAR(offended)</text:p>
      <text:p text:style-name="P2">TT(amused): Das dachte ich mir. Ganz unten habt Ihr die kleinen Gegenstände, die in drei Reihen vorhanden sind. Die oberste Reihe repräsentiert euren Gürtel. Wenn ihr dort zum Beispiel einen Trank platziert, taucht er in der Gürtelleiste unten auf. Das ist Euch sicher schon aufgefallen?</text:p>
      <text:p text:style-name="P2">WAR(normal): Allerdings. Und lange Jahre auf dem Schlachtfeld haben dafür gesorgt, dass ich benutzte Tränke sofort gegen einen gleichartigen Trank austausche, wenn ich einen benutzt habe.</text:p>
      <text:p text:style-name="P2"><text:soft-page-break/>TT(excited): Eine nützliche Fähigkeit.</text:p>
      <text:p text:style-name="P2">MAG(sneer): Lernt die nicht jeder, der den Tod vermeiden will?</text:p>
      <text:p text:style-name="P2">WAR(angry)</text:p>
      <text:p text:style-name="P2">TT(normal): Nun, wie dem auch sei. Wenn Ihr einen Trank verwenden wollt, könnt ihr das tun, indem ihr ihn im Inventar oder im Gürtel mit rechts anklickt. Alternativ könnt ihr auch die Ziffer des Gürtelfachs wählen, in dem er liegt. Also 1 für den Trank ganz links, 2 für den zweiten von Links und so weiter. Das funktioniert für alle benutzbaren Gegenstände gleich, also auch für die Schriftrollen.</text:p>
      <text:p text:style-name="P2">&lt;/JA&gt;</text:p>
      <text:p text:style-name="P2">&lt;Nein&gt;</text:p>
      <text:p text:style-name="P2">WAR(surprised): Oh! So einfach?</text:p>
      <text:p text:style-name="P2">TT(happy): „Nun, wenn ihr mich braucht wisst ihr ja, wo ihr mich finden könnt.</text:p>
      <text:p text:style-name="P2">&lt;/Nein&gt;</text:p>
      <text:p text:style-name="P3">TT geht zu <text:span text:style-name="T3">locTheTrader</text:span></text:p>
      <text:p text:style-name="P2">ARC:<text:tab/>Komischer Kauz.</text:p>
      <text:p text:style-name="Standard"/>
      <text:p text:style-name="Standard"/>
      <text:p text:style-name="Standard">Zwergentrutz</text:p>
      <text:p text:style-name="Standard">englischer Name: Dwarfenwall</text:p>
      <text:p text:style-name="Standard">Template: dwarfenwall</text:p>
      <text:p text:style-name="Standard"/>
      <text:p text:style-name="Standard">Infos:</text:p>
      <text:p text:style-name="Standard"/>
      <text:p text:style-name="P1">blocadeNorth<text:span text:style-name="T1">, großer Fels,</text:span> <text:span text:style-name="T1">der den Ausgang nach Norden blockiert. Muss nach der Belagerung gelösch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limgard </meta:initial-creator>
    <meta:creation-date>2009-10-13T22:17:36.23</meta:creation-date>
    <dc:date>2009-12-16T15:59:55.86</dc:date>
    <dc:creator>Kalimgard </dc:creator>
    <meta:editing-duration>PT06H43M20S</meta:editing-duration>
    <meta:editing-cycles>9</meta:editing-cycles>
    <meta:generator>OpenOffice.org/3.1$Win32 OpenOffice.org_project/310m11$Build-9399</meta:generator>
    <meta:document-statistic meta:table-count="0" meta:image-count="0" meta:object-count="0" meta:page-count="2" meta:paragraph-count="47" meta:word-count="576" meta:character-count="3814"/>
  </office:meta>
</office:document-meta>
</file>